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-0.00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32" style:parent-style-name="Обычный" style:family="paragraph">
      <style:text-properties fo:language="ru" fo:country="RU"/>
    </style:style>
    <style:style style:name="T3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3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3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36" style:parent-style-name="Обычный" style:family="paragraph">
      <style:text-properties fo:language="ru" fo:country="RU"/>
    </style:style>
    <style:style style:name="T3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38" style:parent-style-name="Обычный" style:family="paragraph">
      <style:text-properties fo:language="ru" fo:country="RU"/>
    </style:style>
    <style:style style:name="T3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4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4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4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4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57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5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5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7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7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7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7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7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8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81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8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83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8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8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8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8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8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8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9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9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9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9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9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0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0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0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0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language="ru" fo:country="RU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1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1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1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1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1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1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1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1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2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2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22" style:parent-style-name="Обычный" style:family="paragraph">
      <style:text-properties fo:language="ru" fo:country="RU"/>
    </style:style>
    <style:style style:name="T12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2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2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26" style:parent-style-name="Обычный" style:family="paragraph">
      <style:text-properties fo:language="ru" fo:country="RU"/>
    </style:style>
    <style:style style:name="T12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2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2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3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3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32" style:parent-style-name="Обычный" style:family="paragraph">
      <style:text-properties fo:language="ru" fo:country="RU"/>
    </style:style>
    <style:style style:name="T13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3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3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3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3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3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3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4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4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4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4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50" style:parent-style-name="Обычный" style:family="paragraph">
      <style:text-properties fo:language="ru" fo:country="RU"/>
    </style:style>
    <style:style style:name="T15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5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5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5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5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56" style:parent-style-name="Обычный" style:family="paragraph">
      <style:text-properties fo:language="ru" fo:country="RU"/>
    </style:style>
    <style:style style:name="T15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5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5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6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6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6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6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64" style:parent-style-name="Обычный" style:family="paragraph">
      <style:text-properties fo:language="ru" fo:country="RU"/>
    </style:style>
    <style:style style:name="T16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7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7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7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78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79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80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8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8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8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8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8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86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8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188" style:parent-style-name="Обычный" style:family="paragraph">
      <style:text-properties fo:language="ru" fo:country="RU"/>
    </style:style>
    <style:style style:name="T18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91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93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95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97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19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19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0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0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02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0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Основнойшрифтабзаца" style:family="text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language="ru" fo:country="RU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11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1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13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1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15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1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17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1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1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2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221" style:parent-style-name="Обычный" style:family="paragraph">
      <style:text-properties fo:language="ru" fo:country="RU"/>
    </style:style>
    <style:style style:name="T22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23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2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225" style:parent-style-name="Обычный" style:family="paragraph">
      <style:text-properties fo:language="ru" fo:country="RU"/>
    </style:style>
    <style:style style:name="T22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27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2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2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3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31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3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33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3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35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3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37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3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39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4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41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4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243" style:parent-style-name="Обычный" style:family="paragraph">
      <style:text-properties fo:language="ru" fo:country="RU"/>
    </style:style>
    <style:style style:name="T24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245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24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P24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Курсаков Александр Андрее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Это изменение реализации метода<text:s/></text:span><text:span text:style-name="T18">super</text:span><text:span text:style-name="T19">-класса при его расширении, либо реализиция метода интерфейса при его имплементации.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TableContents"><text:span text:style-name="T24">Стандартные, вложенные статические, вложенные не статические (анонимные, локальные).</text:span>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<text:s/></text:span><text:span text:style-name="T28">использовать модификатор<text:s/></text:span>final<text:span text:style-name="T29">?</text:span></text:p>
          </table:table-cell>
          <table:table-cell table:style-name="TableCell30">
            <text:p text:style-name="Обычный"><text:span text:style-name="T31">Применительно к переменным - можно создавать константы.</text:span></text:p>
            <text:p text:style-name="P32"/>
            <text:p text:style-name="Обычный"><text:span text:style-name="T33">Применительно к классам - можно пометить класс<text:s/></text:span><text:span text:style-name="T34">final</text:span><text:span text:style-name="T35">, и от него нельзя будет наследоваться</text:span></text:p>
            <text:p text:style-name="P36"/>
            <text:p text:style-name="Обычный"><text:span text:style-name="T37">Применительно к методам - такие методы нельзя будет переопределить.</text:span></text:p>
            <text:p text:style-name="P38"/>
            <text:p text:style-name="TableContents"><text:span text:style-name="T39">При комплексном использовании<text:s/></text:span><text:span text:style-name="T40">final</text:span><text:span text:style-name="T41"><text:s/>можно создавать<text:s/></text:span><text:span text:style-name="T42">immutable</text:span><text:span text:style-name="T43"><text:s/>классы, которые впоследствии удобно использовать, например, в коллекциях на основе хэша. И в целом, Джошуа Блох советует минимизировать изменяемость классов в коде, если на то нет веской причины.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Какие есть варианты использования ключевого слова<text:s/></text:span>try<text:span text:style-name="T47">?</text:span></text:p>
          </table:table-cell>
          <table:table-cell table:style-name="TableCell48">
            <text:p text:style-name="TableContents"><text:span text:style-name="T49">try-catch, try-catch-finally, try-finally, try-with-resources</text:span></text:p>
          </table:table-cell>
        </table:table-row>
        <table:table-row table:style-name="TableRow50">
          <table:table-cell table:style-name="TableCell51">
            <text:p text:style-name="TableContents"><text:span text:style-name="T52">Какие есть стандартные реализации интерфейса<text:s/></text:span>List<text:span text:style-name="T53"><text:s/></text:span><text:span text:style-name="T54">и в каких ситуациях их нужно использовать?</text:span></text:p>
          </table:table-cell>
          <table:table-cell table:style-name="TableCell55">
            <text:p text:style-name="Обычный"><text:span text:style-name="T56">1)<text:s/></text:span><text:span text:style-name="T57">ArrayList</text:span><text:span text:style-name="T58"><text:s/>- динамический массив на основе индексов, в большинстве случаев используется именно эта реализация<text:s/></text:span><text:span text:style-name="T59">List</text:span><text:span text:style-name="T60">.</text:span></text:p>
            <text:p text:style-name="Обычный"><text:span text:style-name="T61">2)<text:s/></text:span><text:span text:style-name="T62">LinkedList</text:span><text:span text:style-name="T63"><text:s/>- двунаправленный связанный список. Константный комплексити получения первого и последнего элемента, хорош в виде очереди, поэтому с<text:s/></text:span><text:span text:style-name="T64">Java</text:span><text:span text:style-name="T65"><text:s/>1.5 имплементирует еще и<text:s/></text:span><text:span text:style-name="T66">Deque</text:span><text:span text:style-name="T67">. Но все же при работе с очередями лучше использовать<text:s/></text:span><text:span text:style-name="T68">ArrayDeque</text:span><text:span text:style-name="T69">. В качестве<text:s/></text:span><text:span text:style-name="T70">List</text:span><text:span text:style-name="T71"><text:s/>проигрывает<text:s/></text:span><text:span text:style-name="T72">ArrayList</text:span><text:span text:style-name="T73"><text:s/>почти во всех случаях из-за линейной комплексити доступа к элементам. Единственный случай, когда следует предпочесть<text:s/></text:span><text:span text:style-name="T74">LinkedList</text:span><text:span text:style-name="T75"><text:s/></text:span><text:span text:style-name="T76">ArrayList</text:span><text:span text:style-name="T77">-у - необходимость постоянного удаления элементов из начала (или близко к началу коллекции).</text:span></text:p>
            <text:p text:style-name="Обычный"><text:span text:style-name="T78">3)<text:s/></text:span><text:span text:style-name="T79">Vector</text:span><text:span text:style-name="T80"><text:s/>- тот же самый<text:s/></text:span><text:span text:style-name="T81">ArrayList</text:span><text:span text:style-name="T82">, только синхронизированный, когда-то использовался в многопоточном программировании. Сейчас есть<text:s/></text:span><text:span text:style-name="T83">Concurrency</text:span><text:span text:style-name="T84">.</text:span></text:p>
            <text:p text:style-name="TableContents"><text:span text:style-name="T85">4)<text:s/></text:span><text:span text:style-name="T86">Stack</text:span><text:span text:style-name="T87"><text:s/>- обычный<text:s/></text:span><text:span text:style-name="T88">Stack</text:span><text:span text:style-name="T89">, по принципу<text:s/></text:span><text:span text:style-name="T90">LIFO</text:span><text:span text:style-name="T91">. Вместо него лучше использовать<text:s/></text:span><text:span text:style-name="T92">ArrayDeque</text:span><text:span text:style-name="T93">.</text:span></text:p>
          </table:table-cell>
        </table:table-row>
        <table:table-row table:style-name="TableRow94">
          <table:table-cell table:style-name="TableCell95">
            <text:p text:style-name="P96">В чём основная идея стримов из пакета java.util.stream?</text:p>
          </table:table-cell>
          <table:table-cell table:style-name="TableCell97">
            <text:p text:style-name="TableContents"><text:span text:style-name="T98">Стримы помогают работать с структурами данных в функциональном стиле. До появления стримов приходилось обрабатывать коллекции в циклах, писать кучу кода. При помощи стримов весь этот код можно заменить вызовом буквально пары методов. Также есть возможность<text:s/></text:span><text:soft-page-break/><text:span text:style-name="T99">распараллелить некоторые операции при помощи<text:s/></text:span><text:span text:style-name="T100">ParallelStream</text:span><text:span text:style-name="T101">, который использует<text:s/></text:span><text:span text:style-name="T102">ForkJoin</text:span><text:span text:style-name="T103"><text:s/>фреймворк.</text:span></text:p>
          </table:table-cell>
        </table:table-row>
        <text:soft-page-break/>
        <table:table-row table:style-name="TableRow104">
          <table:table-cell table:style-name="TableCell105" table:number-columns-spanned="2">
            <text:p text:style-name="P106">Разное</text:p>
          </table:table-cell>
          <table:covered-table-cell/>
        </table:table-row>
        <table:table-row table:style-name="TableRow107">
          <table:table-cell table:style-name="TableCell108">
            <text:p text:style-name="P109">Каким критериям должна удовлетворять «хорошая» хэш-функция?</text:p>
          </table:table-cell>
          <table:table-cell table:style-name="TableCell110">
            <text:p text:style-name="Обычный"><text:span text:style-name="T111">1) При переопределении<text:s/></text:span><text:span text:style-name="T112">hashCode</text:span><text:span text:style-name="T113"><text:s/>самым важным является соблюдение контракта с<text:s/></text:span><text:span text:style-name="T114">equals</text:span><text:span text:style-name="T115"><text:s/>- объекты, равные по<text:s/></text:span><text:span text:style-name="T116">equals</text:span><text:span text:style-name="T117"><text:s/>должны возвращать одинаковый<text:s/></text:span><text:span text:style-name="T118">hashCode</text:span><text:span text:style-name="T119">. При генерации хэш-кода должны использоваться те же поля, что и при генерации<text:s/></text:span><text:span text:style-name="T120">equals</text:span><text:span text:style-name="T121">.</text:span></text:p>
            <text:p text:style-name="P122"/>
            <text:p text:style-name="Обычный"><text:span text:style-name="T123">2) Правило 1 не работает в обратную сторону, объекты с одинаковым хэш-кодом могут быть разными по<text:s/></text:span><text:span text:style-name="T124">equals</text:span><text:span text:style-name="T125">, т.к хэшкод - интовое значение. Необходимо не забывать об этом.</text:span></text:p>
            <text:p text:style-name="P126"/>
            <text:p text:style-name="Обычный"><text:span text:style-name="T127">3) Если метод<text:s/></text:span><text:span text:style-name="T128">hashCode</text:span><text:span text:style-name="T129"><text:s/>несколько раз вызывается на одном и том же объекте - он всегда должен возвращать одно и то же значение. Это условие довольно-таки сложно специально нарушить, но в документации<text:s/></text:span><text:span text:style-name="T130">Oracle</text:span><text:span text:style-name="T131"><text:s/>это прописано.</text:span></text:p>
            <text:p text:style-name="P132"/>
            <text:p text:style-name="TableContents"><text:span text:style-name="T133">В целом, в<text:s/></text:span><text:span text:style-name="T134">Idea</text:span><text:span text:style-name="T135"><text:s/>хорошо реализован метод генерации<text:s/></text:span><text:span text:style-name="T136">equals</text:span><text:span text:style-name="T137"><text:s/>и<text:s/></text:span><text:span text:style-name="T138">hashCode</text:span><text:span text:style-name="T139">, всегда генерирую так.</text:span></text:p>
          </table:table-cell>
        </table:table-row>
        <table:table-row table:style-name="TableRow140">
          <table:table-cell table:style-name="TableCell141">
            <text:p text:style-name="TableContents"><text:span text:style-name="T142">В чём причина популярности и широкого распространения кодировки<text:s/></text:span>UTF<text:span text:style-name="T143">-8?</text:span></text:p>
          </table:table-cell>
          <table:table-cell table:style-name="TableCell144">
            <text:p text:style-name="Обычный"><text:span text:style-name="T145">Кодировка<text:s/></text:span><text:span text:style-name="T146">UTF</text:span><text:span text:style-name="T147">-8, в отличие от<text:s/></text:span><text:span text:style-name="T148">UTF</text:span><text:span text:style-name="T149">-16 позволяет сократить использование памяти для кодирования латинских символов. Латинские буквы, цифры и знаким препинания кодируются 1 байтом.</text:span></text:p>
            <text:p text:style-name="P150"/>
            <text:p text:style-name="Обычный"><text:span text:style-name="T151">У<text:s/></text:span><text:span text:style-name="T152">UTF</text:span><text:span text:style-name="T153">-16 обратно преимущество - некоторые символы в ней, например азиатские, кодируются меньшим количеством байт, чем в<text:s/></text:span><text:span text:style-name="T154">UTF</text:span><text:span text:style-name="T155">-8.</text:span></text:p>
            <text:p text:style-name="P156"/>
            <text:p text:style-name="Обычный"><text:span text:style-name="T157">Но т.к латинские символы все же используются чаще -<text:s/></text:span><text:span text:style-name="T158">UTF</text:span><text:span text:style-name="T159">-8 более популярна. Плюс большинство приложений уже заточено под<text:s/></text:span><text:span text:style-name="T160">UTF</text:span><text:span text:style-name="T161">-8, и с<text:s/></text:span><text:span text:style-name="T162">UTF</text:span><text:span text:style-name="T163">-16 может работать некорректно.</text:span></text:p>
            <text:p text:style-name="P164"/>
            <text:p text:style-name="TableContents"><text:span text:style-name="T165">Этот вопрос подгуглил, каюсь. Имел представление об их различии, но никогда себе такой вопрос не задавал.</text:span></text:p>
          </table:table-cell>
        </table:table-row>
        <table:table-row table:style-name="TableRow166">
          <table:table-cell table:style-name="TableCell167">
            <text:p text:style-name="TableContents"><text:span text:style-name="T168">Сравните форматы<text:s/></text:span>XML<text:span text:style-name="T169"><text:s/></text:span><text:span text:style-name="T170">и<text:s/></text:span>JSON<text:span text:style-name="T171">.<text:s/></text:span><text:span text:style-name="T172">Когда какой использовать?</text:span></text:p>
          </table:table-cell>
          <table:table-cell table:style-name="TableCell173">
            <text:p text:style-name="Обычный"><text:span text:style-name="T174">XML</text:span><text:span text:style-name="T175"><text:s/>- это язык структурированной разметки. В концепции<text:s/></text:span><text:span text:style-name="T176">web</text:span><text:span text:style-name="T177">-разработки используется в<text:s/></text:span><text:span text:style-name="T178">SOAP</text:span><text:span text:style-name="T179"><text:s/>протоколе. При помощи<text:s/></text:span><text:span text:style-name="T180">xml</text:span><text:span text:style-name="T181">-файлов приложения на основе<text:s/></text:span><text:span text:style-name="T182">SOAP</text:span><text:span text:style-name="T183"><text:s/>протокола обмениваются запросами и ответами.<text:s/></text:span><text:span text:style-name="T184">XML</text:span><text:span text:style-name="T185">-файлы чем то схожи с<text:s/></text:span><text:span text:style-name="T186">HTML</text:span><text:span text:style-name="T187">, описываются при помощи тегов.</text:span></text:p>
            <text:p text:style-name="P188"/>
            <text:p text:style-name="TableContents"><text:span text:style-name="T189">JSON</text:span><text:span text:style-name="T190">-формат позволяет преобразовать объект в формат поле:значение. Сейчас очень популярны микросервисы на основе<text:s/></text:span><text:span text:style-name="T191">REST</text:span><text:span text:style-name="T192">-архитектуры. Даные сервисы, преимущественно, обмениваются информацией при помощи<text:s/></text:span><text:span text:style-name="T193">JSON</text:span><text:span text:style-name="T194">.<text:s/></text:span><text:span text:style-name="T195">JSON</text:span><text:span text:style-name="T196"><text:s/>выигрывает у<text:s/></text:span><text:span text:style-name="T197">HTML</text:span><text:span text:style-name="T198"><text:s/>и<text:s/></text:span><text:span text:style-name="T199">XML</text:span><text:span text:style-name="T200">, так как он более компактный, можно быстро обмениваться большими объемами данных между приложениями, легко преобразовать в структуру<text:s/></text:span><text:soft-page-break/><text:span text:style-name="T201">данных. Также большинство БД умеют хранить в себе объекты в<text:s/></text:span><text:span text:style-name="T202">JSON</text:span><text:span text:style-name="T203">-формате</text:span></text:p>
          </table:table-cell>
        </table:table-row>
        <text:soft-page-break/>
        <table:table-row table:style-name="TableRow204">
          <table:table-cell table:style-name="TableCell205">
            <text:p text:style-name="TableContents"><text:span text:style-name="T206">Опишите что будет происходить «под капотом» после ввода адреса<text:s/></text:span><text:span text:style-name="T207">сайта в браузере и нажатия<text:s/></text:span>Enter<text:span text:style-name="T208">?</text:span></text:p>
          </table:table-cell>
          <table:table-cell table:style-name="TableCell209">
            <text:p text:style-name="Обычный"><text:span text:style-name="T210">После ввода<text:s/></text:span><text:span text:style-name="T211">URL</text:span><text:span text:style-name="T212">-адреса он преобразуется в<text:s/></text:span><text:span text:style-name="T213">HTTP</text:span><text:span text:style-name="T214">-запрос на сервер. Служба<text:s/></text:span><text:span text:style-name="T215">DNS</text:span><text:span text:style-name="T216"><text:s/>изходя из<text:s/></text:span><text:span text:style-name="T217">URL</text:span><text:span text:style-name="T218">-адреса определит белый<text:s/></text:span><text:span text:style-name="T219">IP</text:span><text:span text:style-name="T220">-адрес сервера в сети, и отправит запрос на этот адрес.</text:span></text:p>
            <text:p text:style-name="P221"/>
            <text:p text:style-name="Обычный"><text:span text:style-name="T222">Сервер по этому адресу "слушает" определенный порт и обрабатывает входящие запросы. После получение запроса он попадет в диспетчер сервлетов (рассматриваю в контексте<text:s/></text:span><text:span text:style-name="T223">SpringBoot</text:span><text:span text:style-name="T224">), который определит, какой контроллер будет обрабатывать данный запрос.</text:span></text:p>
            <text:p text:style-name="P225"/>
            <text:p text:style-name="Обычный"><text:span text:style-name="T226">Затем запрос обрабатывается контроллером, работает определенная бизнес-логика приложения, работа с БД. По окончанию работы контроллер возвращает некий<text:s/></text:span><text:span text:style-name="T227">view</text:span><text:span text:style-name="T228"><text:s/>(</text:span><text:span text:style-name="T229">HTML</text:span><text:span text:style-name="T230">,<text:s/></text:span><text:span text:style-name="T231">JSP</text:span><text:span text:style-name="T232"><text:s/></text:span><text:span text:style-name="T233">etc</text:span><text:span text:style-name="T234">), либо<text:s/></text:span><text:span text:style-name="T235">xml</text:span><text:span text:style-name="T236"><text:s/>(если это<text:s/></text:span><text:span text:style-name="T237">SOAP</text:span><text:span text:style-name="T238">), либо<text:s/></text:span><text:span text:style-name="T239">JSON</text:span><text:span text:style-name="T240"><text:s/>или любой другой формат, если это<text:s/></text:span><text:span text:style-name="T241">REST</text:span><text:span text:style-name="T242">.</text:span></text:p>
            <text:p text:style-name="P243"/>
            <text:p text:style-name="TableContents"><text:span text:style-name="T244">После этого мы, как клиент, получает ответ (</text:span><text:span text:style-name="T245">Response</text:span><text:span text:style-name="T246">), который обрабатывается и отоброжается нашим браузером.</text:span></text:p>
          </table:table-cell>
        </table:table-row>
      </table:table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z</dc:creator>
    <meta:creation-date>2017-10-20T23:40:00Z</meta:creation-date>
    <dc:date>2022-07-10T07:29:00Z</dc:date>
    <meta:template xlink:href="Normal.dotm" xlink:type="simple"/>
    <meta:editing-cycles>4</meta:editing-cycles>
    <meta:editing-duration>PT540S</meta:editing-duration>
    <meta:document-statistic meta:page-count="3" meta:paragraph-count="10" meta:word-count="819" meta:character-count="5479" meta:row-count="38" meta:non-whitespace-character-count="4670"/>
  </office:meta>
</office:document-meta>
</file>